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cc26" officeooo:paragraph-rsid="0012cc26"/>
    </style:style>
    <style:style style:name="P2" style:family="paragraph" style:parent-style-name="Preformatted_20_Text">
      <style:text-properties officeooo:rsid="00135bc1" officeooo:paragraph-rsid="00135bc1"/>
    </style:style>
    <style:style style:name="T1" style:family="text">
      <style:text-properties officeooo:rsid="00135b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what is strings ?</text:p>
      <text:p text:style-name="Preformatted_20_Text">strings is a sequence of a characters like Upper case, Lower case, Number, $,% ^, &amp; ? |, @ etc.</text:p>
      <text:p text:style-name="Preformatted_20_Text"/>
      <text:p text:style-name="Preformatted_20_Text">to define a string use ' ' or " " </text:p>
      <text:p text:style-name="Preformatted_20_Text">under " " or ' ' whatever you write it will be a string.</text:p>
      <text:p text:style-name="Preformatted_20_Text"/>
      <text:p text:style-name="Preformatted_20_Text">ex_1 = "01234"</text:p>
      <text:p text:style-name="Preformatted_20_Text">ex_2 = 'Hello World !'</text:p>
      <text:p text:style-name="Preformatted_20_Text"/>
      <text:p text:style-name="Preformatted_20_Text">Index number is starting from " 0 "</text:p>
      <text:p text:style-name="Preformatted_20_Text"/>
      <text:p text:style-name="Preformatted_20_Text">To access a specific string , character Use Index Number.</text:p>
      <text:p text:style-name="Preformatted_20_Text">Index Number represeted by [] during print.</text:p>
      <text:p text:style-name="Preformatted_20_Text"/>
      <text:p text:style-name="Preformatted_20_Text">ex_1 = "orange"</text:p>
      <text:p text:style-name="Preformatted_20_Text">print(ex_1[2])</text:p>
      <text:p text:style-name="Preformatted_20_Text"/>
      <text:p text:style-name="Preformatted_20_Text">print("orange"[2]) </text:p>
      <text:p text:style-name="Preformatted_20_Text">print("apple"[4])</text:p>
      <text:p text:style-name="Preformatted_20_Text"/>
      <text:p text:style-name="Preformatted_20_Text"/>
      <text:p text:style-name="Preformatted_20_Text">STRING SLICING</text:p>
      <text:p text:style-name="Preformatted_20_Text"/>
      <text:p text:style-name="Preformatted_20_Text">It allows you to get slices of and assign them to variables or print them.</text:p>
      <text:p text:style-name="Preformatted_20_Text"/>
      <text:p text:style-name="Preformatted_20_Text">Example:- apple -- you want to split this string into 2 variable like app &amp; le</text:p>
      <text:p text:style-name="Preformatted_20_Text">you can do it by index number &amp; :</text:p>
      <text:p text:style-name="Preformatted_20_Text"/>
      <text:p text:style-name="Preformatted_20_Text">ex_1 = "qpricots"</text:p>
      <text:p text:style-name="Preformatted_20_Text"/>
      <text:p text:style-name="Preformatted_20_Text">print(ex_1[:3])</text:p>
      <text:p text:style-name="Preformatted_20_Text">ans -- apr</text:p>
      <text:p text:style-name="Preformatted_20_Text"/>
      <text:p text:style-name="Preformatted_20_Text">print(ex_1[2:5])</text:p>
      <text:p text:style-name="Preformatted_20_Text">ans -- ric</text:p>
      <text:p text:style-name="Preformatted_20_Text"/>
      <text:p text:style-name="Preformatted_20_Text">print(ex_1[4:])</text:p>
      <text:p text:style-name="Preformatted_20_Text">ans -- cots</text:p>
      <text:p text:style-name="Preformatted_20_Text"/>
      <text:p text:style-name="Preformatted_20_Text"/>
      <text:p text:style-name="P1">unchanged = “forrest gump”</text:p>
      <text:p text:style-name="P1">sliced = unchanged[6:]</text:p>
      <text:p text:style-name="P1">print(sliced)</text:p>
      <text:p text:style-name="P1">print(unchanged)</text:p>
      <text:p text:style-name="P1"/>
      <text:p text:style-name="P1">Ans</text:p>
      <text:p text:style-name="P1">t gump</text:p>
      <text:p text:style-name="P1">forrest gump</text:p>
      <text:p text:style-name="Preformatted_20_Text"/>
      <text:p text:style-name="P2">print(unchanged[10])</text:p>
      <text:p text:style-name="P2">Ans. m</text:p>
      <text:p text:style-name="P2"/>
      <text:p text:style-name="P2">pri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6T17:03:43.673579430</dc:date>
    <meta:editing-duration>PT6H13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162" meta:character-count="860" meta:non-whitespace-character-count="730"/>
  </office:meta>
</office:document-meta>
</file>